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be27" officeooo:paragraph-rsid="0016be27" style:font-weight-asian="bold" style:font-weight-complex="bold"/>
    </style:style>
    <style:style style:name="P2" style:family="paragraph" style:parent-style-name="Standard">
      <style:text-properties fo:font-weight="normal" officeooo:rsid="0017b2c1" officeooo:paragraph-rsid="0017b2c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5:</text:p>
      <text:p text:style-name="P2">Square wave with: 5 V, 20 Hz</text:p>
      <text:p text:style-name="P2"/>
      <text:p text:style-name="P2">Results in an output with square wave 5 micro Volts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2:30:08.006269378</meta:creation-date>
    <dc:date>2023-03-07T13:03:52.443237380</dc:date>
    <meta:editing-duration>PT18M19S</meta:editing-duration>
    <meta:editing-cycles>1</meta:editing-cycles>
    <meta:document-statistic meta:table-count="0" meta:image-count="0" meta:object-count="0" meta:page-count="1" meta:paragraph-count="3" meta:word-count="19" meta:character-count="90" meta:non-whitespace-character-count="74"/>
    <meta:generator>LibreOffice/7.3.7.2$Linux_X86_64 LibreOffice_project/30$Build-2</meta:generator>
  </office:meta>
</office:document-meta>
</file>